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background-color="#ffffff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333333" style:font-name="Roboto" fo:font-size="12pt" style:font-name-asian="Roboto1" style:font-size-asian="12pt" style:font-name-complex="Roboto1" style:font-size-complex="12pt" fo:background-color="#ffffff"/>
    </style:style>
    <style:style style:name="T4" style:family="text">
      <style:text-properties fo:background-color="#ffffff"/>
    </style:style>
    <style:style style:name="T5" style:family="text">
      <style:text-properties fo:font-style="italic" style:font-style-asian="italic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jercicios con variables y operadores:</text:span></text:p>
      <text:p text:style-name="Standard"/>
      <text:p text:style-name="Standard">0) Solicitar al usuario su nombre y mostrarlo por alert. Luego Mostrar un alert que salude diciendo Hola y el nombre de la persona. Luego solicitar el apellido y que salude por alert con el nombre completo (Ej: Hola Florencia Andres).</text:p>
      <text:p text:style-name="Standard"/>
      <text:p text:style-name="Standard">1) Solicitar al usuario dos números y mostrar por alert el resultado de la suma de ambos.</text:p>
      <text:p text:style-name="Standard"/>
      <text:p text:style-name="Standard">2) Solicitar al usuario la edad que cumple o cumplió este año y calcular en qué año nació y mostrar un mensaje por alert (Ej: Usted nació en 1974)</text:p>
      <text:p text:style-name="Standard"/>
      <text:p text:style-name="Standard">3) Mostrar al usuario su balance de cuenta (inventar un número de cuenta). Consultar cuánto dinero desea retirar y mostrar el nuevo balance.</text:p>
      <text:p text:style-name="Standard"/>
      <text:p text:style-name="Standard">4) Solicitar al usuario 3 notas, calcular el promedio y mostrarlo por alert.</text:p>
      <text:p text:style-name="Standard"/>
      <text:p text:style-name="Standard">5) Crear un conversor de medidas. Pedirle al usuario que ingrese una medida en metros y pasarlo a pies, centímetros y pulgadas. Mostrar por alert los tres resultados.</text:p>
      <text:p text:style-name="Standard"/>
      <text:p text:style-name="Standard">6) <text:span text:style-name="T3">Solicitar al usuario dos números y mostrar el resultado de la suma. Luego solicitar al usuario un tercer número y multiplicarlo por el resultado anterior. Mostrar el resultado final.</text:span></text:p>
      <text:p text:style-name="Standard"/>
      <text:p text:style-name="Standard">7) Armar un conversor de minutos a segundos. Solicitar al usuario un número de minutos y mostrar por alert la cantidad de segundos a la que equivale.</text:p>
      <text:p text:style-name="Standard"/>
      <text:p text:style-name="Standard">8) Solicitar al usuario la medida de la base y de la altura de un rectángulo y devolver el área.</text:p>
      <text:p text:style-name="Standard"/>
      <text:p text:style-name="Standard">9) Solicitar al usuario la medida de la base y de la altura de un triángulo equilátero y devolver el área.</text:p>
      <text:p text:style-name="Standard"/>
      <text:p text:style-name="Standard">10) Solicitar al usuario un monto y un número de descuento. Mostrar al usuario cuánto es el precio final con el descuento aplicado.</text:p>
      <text:p text:style-name="Standard"/>
      <text:p text:style-name="Standard">11) Solicitar al usuario su nombre y la edad que cumple o cumplió en 2021, y mostrar un mensaje con alert diciendo "Hola (nombre) usted nació en el año (año)"</text:p>
      <text:p text:style-name="Standard"><text:soft-page-break/></text:p>
      <text:p text:style-name="Standard">12) Crear un conversor de Celsius a Farenheit. Solicitar al usuario su nombre y una temperatura y mostrar por alert su equivalente en Farenheit junto con un mensaje que incluya ambos datos. </text:p>
      <text:p text:style-name="Standard"/>
      <text:p text:style-name="Standard">13) Realizar el mismo ejercicio que el anterior pero al revés, de Farenheit a Celsius.</text:p>
      <text:p text:style-name="Standard"/>
      <text:p text:style-name="Standard">14) Solicitar al usuario un número y almacenarlo en una variable. Sumarle 5 , multiplicar el resultado por 10 y sacar el resto de su división por 3. Mostrar el resultado sin comas.</text:p>
      <text:p text:style-name="Standard"/>
      <text:p text:style-name="Standard"/>
      <text:p text:style-name="Standard"><text:span text:style-name="T2">BONUS:</text:span></text:p>
      <text:p text:style-name="Standard"/>
      <text:p text:style-name="Standard">0) Solicitar dos números y mostrar la suma de sus cifras. (Ejemplo: 15 y 29, mostrar 1529).</text:p>
      <text:p text:style-name="Standard"/>
      <text:p text:style-name="Standard">1) Crear un conversor de años a segundos. Solicitar al usuario una cantidad de días y mostrar su equivalente en segundos por alert o alert, a elección. (Pueden probar también con números con coma :) 2,5 años por ejemplo)</text:p>
      <text:p text:style-name="Standard"/>
      <text:p text:style-name="Standard">2) Solicitar al usuario que ingrese la cantidad de kilómetros que desea recorrer con su motocicleta. A continuación solicitar la velocidad promedio a la que desea ir en kilómetros por hora. Calcular el tiempo estimado en llegar a destino en minutos. <text:s/>A tener en cuenta: la velocidad se calcula en metros sobre segundos!)</text:p>
      <text:p text:style-name="Standard"/>
      <text:p text:style-name="Standard">3) Realizar una calculadora de sueldo neto. Se solicita ingresar el sueldo bruto y se descuenta: Obra social 3%, jubilación 11%, <text:span text:style-name="T4">Ley 19032 3%. Mostrar el monto de cada una de las deducciones y el monto final. No contempla impuesto a las ganancias ni sindicatos.</text:span></text:p>
      <text:p text:style-name="Standard"><text:span text:style-name="T5">ej: Sueldo bruto: $70.000<text:line-break/> <text:s text:c="3"/>Deducciones:<text:line-break/> <text:s text:c="3"/>Obra social: $2100<text:line-break/> <text:s text:c="3"/>Ley 19032: $2100<text:line-break/> <text:s text:c="2"/>Jubilación: $7700</text:span></text:p>
      <text:p text:style-name="Standard"><text:span text:style-name="T5"><text:s text:c="3"/>Neto a pagar: $58100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3" meta:word-count="559" meta:character-count="3198" meta:non-whitespace-character-count="2642"/>
    <meta:generator>LibreOfficeDev/6.0.5.2$Linux_X86_64 LibreOffice_project/</meta:generator>
  </office:meta>
</office:document-meta>
</file>